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c10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c10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َعَارۣج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5273_2024259619"/><text:span text:style-name="T2">سَالَ سَآئِــلٛ بِعَذَابٍ وَاقِعٍ </text:span><text:span text:style-name="T3">(1)</text:span><text:span text:style-name="T2"> لِّلْكۭـٰفِـرۣينَ لَيْسَ لَهُ„ دَافِعٌ </text:span><text:span text:style-name="T3">(2)</text:span><text:span text:style-name="T2"> مِّــنَ </text:span><text:span text:style-name="T5">۰</text:span><text:span text:style-name="T2">للَّهِ ذى </text:span><text:span text:style-name="T5">۱</text:span><text:span text:style-name="T2">لْمَعَارۣجِؐ </text:span><text:span text:style-name="T3">(3)</text:span><text:span text:style-name="T2"> تَعْرُجُ </text:span><text:span text:style-name="T5">۴</text:span><text:span text:style-name="T2">لْمَلَئِكَةُ وَالرُّوحُ إِلَيْهِ فِى يَوْمٍ كَانَ مِقْدَارُهُ„ خَمْسِيــنَ أَلْفَ سَنَةٍؐ </text:span><text:span text:style-name="T3">(4)</text:span><text:span text:style-name="T2"> فَاصْبِرْ صَبْراً جَمِيلٗؐا </text:span><text:span text:style-name="T3">(5)</text:span><text:span text:style-name="T2"> اِنَّهُمْ يَرَوْنَهُ„ بَعِيداً </text:span><text:span text:style-name="T3">(6)</text:span><text:span text:style-name="T2"> وَنَرۭيٰهُ قَرۣيباًؐ </text:span><text:span text:style-name="T3">(7)</text:span><text:span text:style-name="T2"> يَوْمَ تَكُونُ </text:span><text:span text:style-name="T5">۴</text:span><text:span text:style-name="T2">لسَّمَآءُ كَالْمُهْـلِ </text:span><text:span text:style-name="T3">(8)</text:span><text:span text:style-name="T2"> وَتَكُونُ </text:span><text:span text:style-name="T5">۴</text:span><text:span text:style-name="T2">لْجِبَالُ كَالْعِهْنِ </text:span><text:span text:style-name="T3">(9)</text:span><text:span text:style-name="T2"> وَلاَ يَسْـَٔلُ حَمِيم٘ حَمِيماً </text:span><text:span text:style-name="T3">(10)</text:span><text:span text:style-name="T2"> يُبَصَّرُونَهُمْؐ يَوَدُّ </text:span><text:span text:style-name="T5">۴</text:span><text:span text:style-name="T2">ڤْمُجْرۣمُ لَوْ يَفْتَدِى مِــنْ عَذَابِ يَوْمَئِذٙ بِبَنِيهِ </text:span><text:span text:style-name="T3">(11)</text:span><text:span text:style-name="T2"> وَصَـٰحِبَتِهِ” وَأَخِيهِ </text:span><text:span text:style-name="T3">(12)</text:span><text:span text:style-name="T2"> وَفَصِيلَتِهِ </text:span><text:span text:style-name="T5">۱</text:span><text:span text:style-name="T2">لتِى تُـْٔوۣيهِ </text:span><text:span text:style-name="T3">(13)</text:span><text:span text:style-name="T2"> وَمَـن فِى </text:span><text:span text:style-name="T5">۱</text:span><text:span text:style-name="T2">لاَرْضِ جَمِيعاً ثُمَّ يُنجِيهِ </text:span><text:span text:style-name="T3">(14)</text:span><text:span text:style-name="T2"> كَلٓؐاَّ إِنَّهَا لَظۭيٰ </text:span><text:span text:style-name="T3">(15)</text:span><text:span text:style-name="T2"> نَزَّاعَةٌ لِّلشَّوۭيٰ </text:span><text:span text:style-name="T3">(16)</text:span><text:span text:style-name="T2"> تَدْعُواْ مَــنَ اَدْبَرَ وَتَوَلّۭيٰ </text:span><text:span text:style-name="T3">(17)</text:span><text:span text:style-name="T2"> وَجَمَعَ فَأَوْعۭيٰٓؐ </text:span><text:span text:style-name="T3">(18)</text:span><text:span text:style-name="T2"> إِنَّ </text:span><text:span text:style-name="T5">۰</text:span><text:span text:style-name="T2">لِانسَـٰــنَ خُلِقَ هَلُوعاٗ </text:span><text:span text:style-name="T3">(19)</text:span><text:span text:style-name="T2"> اِذَا مَسَّهُ </text:span><text:span text:style-name="T5">۴</text:span><text:span text:style-name="T2">لشَّرُّ جَزُوعاً </text:span><text:span text:style-name="T3">(20)</text:span><text:span text:style-name="T2"> وَإِذَا مَسَّهُ </text:span><text:span text:style-name="T5">۴</text:span><text:span text:style-name="T2">لْخَيْرُ مَنُوعاٗ </text:span><text:span text:style-name="T3">(21)</text:span><text:span text:style-name="T2"> اِلاَّ </text:span><text:span text:style-name="T5">۰</text:span><text:span text:style-name="T2">لْمُصَلِّينَ </text:span><text:span text:style-name="T3">(22)</text:span><text:span text:style-name="T2"> </text:span><text:span text:style-name="T5">۰</text:span><text:span text:style-name="T2">لذِيــنَ هُمْ عَلَيٰ صَلاَتِهِمْ دَآئِمُونَؐ </text:span><text:span text:style-name="T3">(23)</text:span><text:span text:style-name="T2"> وَالذِينَ فِىٓ أَمْوَ؛لِهِمْ حَــقٌّ مَّعْلُومٌ </text:span><text:span text:style-name="T3">(24)</text:span><text:span text:style-name="T2"> لِّلسَّآئِلِ وَاڤْمَحْرُومِؐ </text:span><text:span text:style-name="T3">(25)</text:span><text:span text:style-name="T2"> وَالذِينَ يُصَدِّقُونَ بِيَوْمِ </text:span><text:span text:style-name="T5">۱</text:span><text:span text:style-name="T2">لدِّينِؐ </text:span><text:span text:style-name="T3">(26)</text:span><text:span text:style-name="T2"> وَالذِينَ هُم مِّــنْ عَذَابِ رَبِّهِم مُّشْفِقُونَ </text:span><text:span text:style-name="T3">(27)</text:span><text:span text:style-name="T2"> إِنَّ عَذَابَ رَبِّهِمْ غَيْرُ مَامُونٍؐ </text:span><text:span text:style-name="T3">(28)</text:span><text:span text:style-name="T2"> وَالذِينَ هُمْ لِفُرُوجِهِمْ حَـٰفِظُونَ </text:span><text:span text:style-name="T3">(29)</text:span><text:span text:style-name="T2"> إِلاَّ عَلَيٰٓ أَزْوَ؛جِهِمُ; أَوْ مَا مَلَكَتَ اَيْمَـٰنُهُمْ فَإِنَّهُمْ غَيْرُ مَلُومِينَؐ </text:span><text:span text:style-name="T3">(30)</text:span><text:span text:style-name="T2"> فَمَنِ 'بْتَغۭيٰ وَرَآءَ ذَ؛لِــكَ فَٱُوْلَئِكَ هُمُ </text:span><text:span text:style-name="T5">۴</text:span><text:span text:style-name="T2">لْعَادُونَؐ </text:span><text:span text:style-name="T3">(31)</text:span><text:span text:style-name="T2"> وَالذِينَ هُمْ لَأِمَـٰنَـٰتِهِمْ وَعَهْدِهِمْ رَ؛عُونَؐ </text:span><text:span text:style-name="T3">(32)</text:span><text:span text:style-name="T2"> وَالذِينَ هُم بِشَهَـٰدَتِهِمْ قَآئِمُونَؐ </text:span><text:span text:style-name="T3">(33)</text:span><text:span text:style-name="T2"> وَالذِينَ هُمْ عَلَــيٰ صَلاَتِهِمْ يُحَافِظُونَ </text:span><text:span text:style-name="T3">(34)</text:span><text:span text:style-name="T2"> ٱُوْلَئِكَ فِى جَنَّـٰتٍ مُّكْرَمُونَؐ </text:span><text:span text:style-name="T3">(35)</text:span><text:span text:style-name="T2"> </text:span><text:soft-page-break/><text:span text:style-name="T2">فَمَالِ </text:span><text:span text:style-name="T5">۱</text:span><text:span text:style-name="T2">لذِيــنَ كَفَرُواْ قِبَلَكَ مُهْطِعِينَ </text:span><text:span text:style-name="T3">(36)</text:span><text:span text:style-name="T2"> عَنِ </text:span><text:span text:style-name="T5">۱</text:span><text:span text:style-name="T2">لْيَمِينِ وَعَـنِ </text:span><text:span text:style-name="T5">۱</text:span><text:span text:style-name="T2">لشِّمَالِ عِزۣينَؐ </text:span><text:span text:style-name="T3">(37)</text:span><text:span text:style-name="T2"> أَيَطْمَعُ كُلُّ èمْرۣئٍ مِّنْهُمُ; أَنْ يُّدْخَلَ جَنَّةَ نَعِيمٍ </text:span><text:span text:style-name="T3">(38)</text:span><text:span text:style-name="T2"> كَلٓؐاَّ إِنَّا خَلَقْنَـٰهُم مِّمَّا يَعْلَمُونَؐ </text:span><text:span text:style-name="T3">(39)</text:span><text:span text:style-name="T2"> © فَلآَ ٱُقْسِمُ بِرَبِّ </text:span><text:span text:style-name="T5">۱</text:span><text:span text:style-name="T2">لْمَشَـٰرۣقِ وَالْمَغَـٰرۣبِ إِنَّا لَقَـٰدِرُونَ </text:span><text:span text:style-name="T3">(40)</text:span><text:span text:style-name="T2"> عَلَيٰٓ أَن نُّبَدِّلَ خَيْراً مِّنْهُمْ وَمَا نَحْـنُ بِمَسْبُوقِينَؐ </text:span><text:span text:style-name="T3">(41)</text:span><text:span text:style-name="T2"> فَذَرْهُمْ يَخُوضُواْ وَيَلْعَبُواْ حَتَّـيٰ يُچَقُواْ يَوْمَهُمُ </text:span><text:span text:style-name="T5">۴ﻟ﮲</text:span><text:span text:style-name="T2"> يُوعَدُونَ </text:span><text:span text:style-name="T3">(42)</text:span><text:span text:style-name="T2"> يَوْمَ يَخْرُجُونَ مِــنَ </text:span><text:span text:style-name="T5">۰</text:span><text:span text:style-name="T2">لاَجْدَاثِ سِرَاعاً كَأَنَّهُمُ;إِلَيٰ نَصْبٍ يُوفِضُونَ </text:span><text:span text:style-name="T3">(43)</text:span><text:span text:style-name="T2"> خَـٰشِعَةٗ اَبْصَـٰرُهُمْ تَرْهَقُهُمْ ذِلَّةٌؐ ذَ؛لِــكَ </text:span><text:span text:style-name="T5">۰</text:span><text:span text:style-name="T2">لْيَوْمُ </text:span><text:span text:style-name="T5">۴ﻟ﮲</text:span><text:span text:style-name="T2"> كَانُواْ يُوعَدُونَ </text:span><text:span text:style-name="T3">(44)</text:span><text:span text:style-name="T2"> </text:span><text:bookmark-end text:name="__DdeLink__5273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6:43.751990205</meta:creation-date>
    <dc:date>2025-03-06T08:07:44.098770118</dc:date>
    <meta:editing-duration>PT3M37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68" meta:character-count="1479" meta:non-whitespace-character-count="1212"/>
  </office:meta>
</office:document-meta>
</file>